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database managerstudents1;<text:line-break/>use managerstudents1;<text:line-break/>create table Address(<text:line-break/>id int unique not null primary key auto_increment,<text:line-break/>address varchar(100) not null<text:line-break/>);<text:line-break/>create table Classes(<text:line-break/>id int unique not null primary key auto_increment,<text:line-break/>name varchar(30) not null,<text:line-break/>language varchar(30) not null,<text:line-break/>description varchar(1000) not null<text:line-break/>);<text:line-break/>create table Students(<text:line-break/>id int unique not null primary key auto_increment,<text:line-break/>fullname varchar(50) not null,<text:line-break/>address_id varchar(50) <text:s/>not null ,<text:line-break/>age int not null,<text:line-break/>phone int unique not null,<text:line-break/>class_id int not null <text:line-break/>);<text:line-break/>create table Course(<text:line-break/>id int unique not null primary key auto_increment,<text:line-break/>name varchar(50)not null,<text:line-break/>description varchar(60) not null<text:line-break/>);<text:line-break/>create table Point(<text:line-break/>id int unique not null primary key auto_increment,<text:line-break/>course_id int <text:s/>not null,<text:line-break/>students_id int not null,<text:line-break/>point varchar(60) not null <text:line-break/>);<text:line-break/>select *from Students where fullname like 'nguyen%';<text:line-break/>select *from Students where fullname like '%Anh';<text:line-break/>use managerstudents1;<text:line-break/>select * from Students where age between "18" and "25";<text:line-break/>select*from Students where id=12 or id=13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 doan</meta:initial-creator>
    <meta:creation-date>2023-02-23T20:10:33.28</meta:creation-date>
    <meta:document-statistic meta:table-count="0" meta:image-count="0" meta:object-count="0" meta:page-count="1" meta:paragraph-count="1" meta:word-count="154" meta:character-count="1052"/>
    <dc:date>2023-02-23T20:25:57.03</dc:date>
    <dc:creator>le doan</dc:creator>
    <meta:editing-duration>PT13S</meta:editing-duration>
    <meta:editing-cycles>1</meta:editing-cycles>
    <meta:generator>OpenOffice/4.1.1$Win32 OpenOffice.org_project/411m6$Build-9775</meta:generator>
  </office:meta>
</office:document-meta>
</file>